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1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83ea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6fab7"/>
    </style:style>
    <style:style style:name="P29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paragraph-rsid="01d3c311"/>
    </style:style>
    <style:style style:name="P30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3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4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5" style:family="paragraph" style:parent-style-name="Standard">
      <style:text-properties officeooo:paragraph-rsid="01bf1350"/>
    </style:style>
    <style:style style:name="P36" style:family="paragraph" style:parent-style-name="Standard">
      <style:text-properties officeooo:paragraph-rsid="01c25e39"/>
    </style:style>
    <style:style style:name="P37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8" style:family="paragraph" style:parent-style-name="Standard">
      <style:text-properties officeooo:paragraph-rsid="01d6fab7"/>
    </style:style>
    <style:style style:name="P39" style:family="paragraph" style:parent-style-name="Standard">
      <style:text-properties officeooo:paragraph-rsid="01d83ea8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591c3"/>
    </style:style>
    <style:style style:name="P41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ef1fe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47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8" style:family="paragraph" style:parent-style-name="Standard" style:list-style-name="L2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9" style:family="paragraph" style:parent-style-name="Standard">
      <style:text-properties officeooo:paragraph-rsid="01d6fab7"/>
    </style:style>
    <style:style style:name="P50" style:family="paragraph" style:parent-style-name="Standard">
      <style:text-properties officeooo:paragraph-rsid="01e01576"/>
    </style:style>
    <style:style style:name="P5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d022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1ad1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0b9b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508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3e6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f7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a7dde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e9d1f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acff6" fo:background-color="transparent" loext:char-shading-value="0" style:font-name-asian="DejaVu Sans1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f5087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03475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b0a80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04e93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51b9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acff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bfa26" fo:background-color="transparent" loext:char-shading-value="0" style:font-name-asian="DejaVu Sans1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2" style:family="text">
      <style:text-properties fo:color="#000000" style:text-line-through-style="none" style:text-line-through-type="none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style:text-line-through-style="none" style:text-line-through-type="none" fo:language="nl" fo:country="NL" fo:font-style="normal" style:text-underline-style="none" officeooo:rsid="01e1048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style:text-line-through-style="none" style:text-line-through-type="none" fo:language="nl" fo:country="NL" fo:font-style="normal" style:text-underline-style="none" officeooo:rsid="01dbaab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Ubuntu3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Ubuntu3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90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91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92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93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94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5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6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97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98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99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100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101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10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font-size="12pt" style:text-underline-style="none" style:font-size-asian="12pt" style:font-size-complex="12pt"/>
    </style:style>
    <style:style style:name="T109" style:family="text">
      <style:text-properties fo:font-size="12pt" style:text-underline-style="none" officeooo:rsid="0154e886" style:font-size-asian="12pt" style:font-size-complex="12pt"/>
    </style:style>
    <style:style style:name="T110" style:family="text">
      <style:text-properties fo:font-size="12pt" style:text-underline-style="none" officeooo:rsid="0183b5ef" style:font-size-asian="12pt" style:font-size-complex="12pt"/>
    </style:style>
    <style:style style:name="T111" style:family="text">
      <style:text-properties officeooo:rsid="01941de5"/>
    </style:style>
    <style:style style:name="T112" style:family="text">
      <style:text-properties officeooo:rsid="019e5634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1abfa26" style:font-weight-asian="bold" style:font-weight-complex="bold"/>
    </style:style>
    <style:style style:name="T115" style:family="text">
      <style:text-properties officeooo:rsid="01a6e211"/>
    </style:style>
    <style:style style:name="T116" style:family="text">
      <style:text-properties officeooo:rsid="01cf9289"/>
    </style:style>
    <style:style style:name="T117" style:family="text">
      <style:text-properties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118" style:family="text">
      <style:text-properties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19" style:family="text">
      <style:text-properties officeooo:rsid="0181027b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81">C</text:span></text:span><text:span text:style-name="Strong_20_Emphasis"><text:span text:style-name="T76">hecklist voor </text:span></text:span><text:span text:style-name="Strong_20_Emphasis"><text:span text:style-name="T85">de installatie</text:span></text:span><text:span text:style-name="Strong_20_Emphasis"><text:span text:style-name="T76"> van </text:span></text:span><text:reference-mark-start text:name="Distributie"/><text:span text:style-name="Strong_20_Emphasis"><text:span text:style-name="T82">Ubunt</text:span></text:span><text:span text:style-name="Strong_20_Emphasis"><text:span text:style-name="T83">u</text:span></text:span><text:reference-mark-end text:name="Distributie"/><text:span text:style-name="Strong_20_Emphasis"><text:span text:style-name="T76"> </text:span></text:span><text:reference-mark-start text:name="Versie"/><text:span text:style-name="T112">20</text:span><text:span text:style-name="Strong_20_Emphasis"><text:span text:style-name="T76">.0</text:span></text:span><text:span text:style-name="Strong_20_Emphasis"><text:span text:style-name="T77">4</text:span></text:span><text:reference-mark-end text:name="Versie"/><text:span text:style-name="Strong_20_Emphasis"><text:span text:style-name="T61"> </text:span></text:span><text:span text:style-name="Strong_20_Emphasis"><text:span text:style-name="T62">LTS</text:span></text:span><text:span text:style-name="Strong_20_Emphasis"><text:span text:style-name="T76"> </text:span></text:span><text:reference-mark-start text:name="Editie"/><text:span text:style-name="Strong_20_Emphasis"><text:span text:style-name="T78">desktop</text:span></text:span><text:reference-mark-end text:name="Editie"/><text:span text:style-name="Strong_20_Emphasis"><text:span text:style-name="T79"> </text:span></text:span><text:span text:style-name="Strong_20_Emphasis"><text:span text:style-name="T76">op </text:span></text:span><text:reference-mark-start text:name="Computernaam"/><text:span text:style-name="Strong_20_Emphasis"><text:span text:style-name="T84">pc</text:span></text:span><text:span text:style-name="Strong_20_Emphasis"><text:span text:style-name="T76">01</text:span></text:span><text:reference-mark-end text:name="Computernaam"/><text:span text:style-name="T80">.</text:span></text:p>
      <text:p text:style-name="P2"><text:span text:style-name="Strong_20_Emphasis"><text:span text:style-name="T3"/></text:span></text:p>
      <text:p text:style-name="P3"><text:span text:style-name="T102">K</text:span><text:span text:style-name="T3">ijk op</text:span><text:span text:style-name="T76"> </text:span><text:a xlink:type="simple" xlink:href="https://karelzimmer.nl/" text:style-name="Internet_20_link" text:visited-style-name="Visited_20_Internet_20_Link"><text:span text:style-name="Internet_20_link"><text:span text:style-name="T104">karelzimmer.nl</text:span></text:span></text:a><text:span text:style-name="T76"> </text:span><text:span text:style-name="T5">voor</text:span><text:span text:style-name="T4"> </text:span><text:span text:style-name="T103">deze en andere </text:span><text:span text:style-name="T6">checklists, scripts, en overige bestanden.</text:span></text:p>
      <text:p text:style-name="P30"/>
      <text:p text:style-name="P37"><text:span text:style-name="T58">D</text:span><text:span text:style-name="T57">it is een invulbare PD</text:span><text:span text:style-name="T59">F</text:span><text:span text:style-name="T57"> met keuzevakken; </text:span><text:span text:style-name="T60">a</text:span><text:span text:style-name="T57">fdrukken is niet noodzakelijk.</text:span></text:p>
      <text:p text:style-name="P12"><text:span text:style-name="Strong_20_Emphasis"><text:span text:style-name="T86"/></text:span></text:p>
      <text:p text:style-name="P18"><text:span text:style-name="Definition"><text:span text:style-name="T106">g</text:span></text:span><text:span text:style-name="Definition"><text:span text:style-name="T105">ebruiker</text:span></text:span><text:span text:style-name="T76"><text:tab/><text:tab/><text:tab/></text:span><text:span text:style-name="User_20_Entry"><text:span text:style-name="T89">Mo</text:span></text:span><text:span text:style-name="User_20_Entry"><text:span text:style-name="T90">n</text:span></text:span><text:span text:style-name="User_20_Entry"><text:span text:style-name="T91">i</text:span></text:span><text:span text:style-name="User_20_Entry"><text:span text:style-name="T90">q</text:span></text:span><text:span text:style-name="User_20_Entry"><text:span text:style-name="T91">u</text:span></text:span><text:span text:style-name="User_20_Entry"><text:span text:style-name="T90">e Zimmer</text:span></text:span></text:p>
      <text:p text:style-name="P18"><text:span text:style-name="Definition"><text:span text:style-name="T106">g</text:span></text:span><text:span text:style-name="Definition"><text:span text:style-name="T105">ebruikersnaam<text:tab/></text:span></text:span><text:span text:style-name="User_20_Entry"><text:span text:style-name="T89">mon</text:span></text:span><text:span text:style-name="User_20_Entry"><text:span text:style-name="T90">ique</text:span></text:span></text:p>
      <text:p text:style-name="P19"><text:span text:style-name="Definition"><text:span text:style-name="T106">c</text:span></text:span><text:span text:style-name="Definition"><text:span text:style-name="T105">omputernaam<text:tab/></text:span></text:span><text:span text:style-name="User_20_Entry"><text:span text:style-name="T87"><text:reference-ref text:reference-format="text" text:ref-name="Computernaam">pc01</text:reference-ref></text:span></text:span></text:p>
      <text:list xml:id="list828613151" text:style-name="L1">
        <text:list-header>
          <text:p text:style-name="P41"><text:span text:style-name="Definition"><text:span text:style-name="T106">o</text:span></text:span><text:span text:style-name="Definition"><text:span text:style-name="T107">pstartmenu</text:span></text:span><text:span text:style-name="T76"><text:tab/><text:tab/></text:span><text:span text:style-name="User_20_Entry"><text:span text:style-name="T88">F12</text:span></text:span></text:p>
        </text:list-header>
      </text:list>
      <text:p text:style-name="P20"><text:span text:style-name="Definition"><text:span text:style-name="T106">i</text:span></text:span><text:span text:style-name="Definition"><text:span text:style-name="T107">nstellingen</text:span></text:span><text:span text:style-name="T76"><text:tab/><text:tab/></text:span><text:span text:style-name="User_20_Entry"><text:span text:style-name="T89">F</text:span></text:span><text:span text:style-name="User_20_Entry"><text:span text:style-name="T92">2</text:span></text:span></text:p>
      <text:p text:style-name="P11"/>
      <text:p text:style-name="P10"/>
      <text:list xml:id="list1322766861" text:style-name="L2">
        <text:list-item>
          <text:p text:style-name="P47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5"><text:span text:style-name="Strong_20_Emphasis"><text:span text:style-name="T15"><text:s/></text:span></text:span><text:span text:style-name="Strong_20_Emphasis"><text:span text:style-name="T45"><draw:control text:anchor-type="as-char" draw:z-index="5" draw:name="Vorm1" draw:style-name="gr1" draw:text-style-name="P51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23"> </text:span></text:span><text:span text:style-name="Strong_20_Emphasis"><text:span text:style-name="T18">installatie</text:span></text:span><text:span text:style-name="Strong_20_Emphasis"><text:span text:style-name="T23">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ext:p text:style-name="P6"/>
      <text:p text:style-name="P5"/>
      <text:list xml:id="list104521168338736" text:continue-numbering="true" text:style-name="L2">
        <text:list-item>
          <text:p text:style-name="P48">Installatie uitvoeren</text:p>
        </text:list-item>
      </text:list>
      <text:p text:style-name="P34"/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5"><text:s/></text:span></text:span><text:span text:style-name="Strong_20_Emphasis"><text:span text:style-name="T45"><draw:control text:anchor-type="as-char" draw:z-index="7" draw:name="Vorm2" draw:style-name="gr1" draw:text-style-name="P5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24">Start de computer op vanaf</text:span></text:span><text:span text:style-name="Strong_20_Emphasis"><text:span text:style-name="T20"> </text:span></text:span><text:span text:style-name="Strong_20_Emphasis"><text:span text:style-name="T19">een </text:span></text:span><text:span text:style-name="Strong_20_Emphasis"><text:span text:style-name="T19"><text:reference-ref text:reference-format="text" text:ref-name="Distributie">Ubuntu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Versie">20.04</text:reference-ref></text:span></text:span><text:span text:style-name="Strong_20_Emphasis"><text:span text:style-name="T20"><text:s/></text:span></text:span><text:span text:style-name="Strong_20_Emphasis"><text:span text:style-name="T20"><text:reference-ref text:reference-format="text" text:ref-name="Editie">desktop</text:reference-ref></text:span></text:span><text:span text:style-name="Strong_20_Emphasis"><text:span text:style-name="T20"><text:s/></text:span></text:span><text:span text:style-name="Strong_20_Emphasis"><text:span text:style-name="T21">64</text:span></text:span><text:span text:style-name="Strong_20_Emphasis"><text:span text:style-name="T22">-bit</text:span></text:span><text:span text:style-name="Strong_20_Emphasis"><text:span text:style-name="T20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9">K</text:span><text:span text:style-name="T10">ies </text:span><text:span text:style-name="Strong_20_Emphasis"><text:span text:style-name="T68">UEFI BOOT: ubuntu</text:span></text:span><text:span text:style-name="T68"> </text:span><text:span text:style-name="T69">(o.i.d, wat er extra verschijnt, </text:span><text:span text:style-name="T70">b.v. UEFI: INT13...</text:span><text:span text:style-name="T69">)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45"><text:span text:style-name="T11">Als de melding </text:span><text:span text:style-name="Strong_20_Emphasis"><text:span text:style-name="T72">Could not create</text:span></text:span><text:span text:style-name="Strong_20_Emphasis"><text:span text:style-name="T71"> MokList</text:span></text:span><text:span text:style-name="Strong_20_Emphasis"><text:span text:style-name="T72">X</text:span></text:span><text:span text:style-name="Strong_20_Emphasis"><text:span text:style-name="T71">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50"><text:span text:style-name="Strong_20_Emphasis"><text:span text:style-name="T15"><text:s/></text:span></text:span><text:span text:style-name="Strong_20_Emphasis"><text:span text:style-name="T45"><draw:control text:anchor-type="as-char" draw:z-index="10" draw:name="Vorm3_0" draw:style-name="gr1" draw:text-style-name="P51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45"><text:span text:style-name="T11">Ga naar BIOS setup, selecteer </text:span><text:span text:style-name="Strong_20_Emphasis"><text:span text:style-name="T71">General</text:span></text:span><text:span text:style-name="T11"> &gt; </text:span><text:span text:style-name="Strong_20_Emphasis"><text:span text:style-name="T71">Boot Sequence</text:span></text:span><text:span text:style-name="T11">, zorg ervoor dat </text:span><text:span text:style-name="Strong_20_Emphasis"><text:span text:style-name="T71">UEFI</text:span></text:span><text:span text:style-name="T11"> is geselecteerd en </text:span><text:span text:style-name="T13">verwijder </text:span><text:span text:style-name="T63">alle</text:span><text:span text:style-name="T14"> </text:span><text:span text:style-name="T13">aanwezige </text:span><text:span text:style-name="T56">Boot Option</text:span><text:span text:style-name="T13">s via </text:span><text:span text:style-name="Strong_20_Emphasis"><text:span text:style-name="T72">Delete</text:span></text:span><text:span text:style-name="Strong_20_Emphasis"><text:span text:style-name="T71">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50"><text:span text:style-name="Strong_20_Emphasis"><text:span text:style-name="T45"/></text:span></text:p>
          </table:table-cell>
          <table:table-cell table:style-name="_32_._5f_Installatie_5f_uitvoeren.A1" office:value-type="string">
            <text:p text:style-name="P25"><text:span text:style-name="T13">Z</text:span><text:span text:style-name="T11">org ervoor dat </text:span><text:span text:style-name="Strong_20_Emphasis"><text:span text:style-name="T71">UEFI</text:span></text:span><text:span text:style-name="T11"> is geselecteerd en klik op </text:span><text:span text:style-name="Strong_20_Emphasis"><text:span text:style-name="T71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74">Ubuntu</text:span></text:span><text:span text:style-name="T11"> en blader naar </text:span><text:span text:style-name="Strong_20_Emphasis"><text:span text:style-name="T71">grubx64.efi</text:span></text:span><text:span text:style-name="T11">, klik op </text:span><text:span text:style-name="Strong_20_Emphasis"><text:span text:style-name="T71">OK</text:span></text:span><text:span text:style-name="T11"> en </text:span><text:span text:style-name="Strong_20_Emphasis"><text:span text:style-name="T71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74">Ubuntu</text:span></text:span><text:span text:style-name="T7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5"><text:span text:style-name="T11">Als de melding </text:span><text:span text:style-name="Strong_20_Emphasis"><text:span text:style-name="T71">Failed to set MokListRT: Out of Resources</text:span></text:span><text:span text:style-name="T11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15"><text:s/></text:span></text:span><text:span text:style-name="Strong_20_Emphasis"><text:span text:style-name="T45"><draw:control text:anchor-type="as-char" draw:z-index="11" draw:name="Vorm3_1" draw:style-name="gr1" draw:text-style-name="P51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5"><text:span text:style-name="T11">Ga naar BIOS setup, selecteer </text:span><text:span text:style-name="Strong_20_Emphasis"><text:span text:style-name="T71">General</text:span></text:span><text:span text:style-name="T11"> &gt; </text:span><text:span text:style-name="Strong_20_Emphasis"><text:span text:style-name="T71">Boot Sequence</text:span></text:span><text:span text:style-name="T11">, zorg ervoor dat </text:span><text:span text:style-name="Strong_20_Emphasis"><text:span text:style-name="T71">UEFI</text:span></text:span><text:span text:style-name="T11"> is geselecteerd en klik op </text:span><text:span text:style-name="Strong_20_Emphasis"><text:span text:style-name="T71">Add Boot Option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45"/></text:span></text:p>
          </table:table-cell>
          <table:table-cell table:style-name="_32_._5f_Installatie_5f_uitvoeren.A1" office:value-type="string">
            <text:p text:style-name="P25"><text:span text:style-name="T11">Vul </text:span><text:span text:style-name="T12">in als </text:span><text:span text:style-name="T11">naam </text:span><text:span text:style-name="Strong_20_Emphasis"><text:span text:style-name="T74">Ubuntu</text:span></text:span><text:span text:style-name="T11"> en blader naar </text:span><text:span text:style-name="Strong_20_Emphasis"><text:span text:style-name="T71">grubx64.efi</text:span></text:span><text:span text:style-name="T11">, klik op </text:span><text:span text:style-name="Strong_20_Emphasis"><text:span text:style-name="T71">OK</text:span></text:span><text:span text:style-name="T11"> en </text:span><text:span text:style-name="Strong_20_Emphasis"><text:span text:style-name="T71">Save</text:span></text:span><text:span text:style-name="T11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45"/></text:span></text:p>
          </table:table-cell>
          <table:table-cell table:style-name="_32_._5f_Installatie_5f_uitvoeren.A1" office:value-type="string">
            <text:p text:style-name="P25"><text:span text:style-name="T11">Start opnieuw op met keuze </text:span><text:span text:style-name="Strong_20_Emphasis"><text:span text:style-name="T74">Ubuntu</text:span></text:span><text:span text:style-name="T75">.</text:span></text:p>
          </table:table-cell>
        </table:table-row>
      </table:table>
      <text:p text:style-name="P38"/>
      <text:p text:style-name="P29"/>
      <text:p text:style-name="P4"/>
      <text:p text:style-name="P9"/>
      <text:list xml:id="list104521838806571" text:continue-numbering="true" text:style-name="L2">
        <text:list-item>
          <text:p text:style-name="P43">Installatie afronden</text:p>
        </text:list-item>
      </text:list>
      <text:p text:style-name="P17"><text:span text:style-name="Emphasis"><text:span text:style-name="T9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5"><text:s/></text:span></text:span><text:span text:style-name="Strong_20_Emphasis"><text:span text:style-name="T45"><draw:control text:anchor-type="as-char" draw:z-index="6" draw:name="Vorm3" draw:style-name="gr1" draw:text-style-name="P5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16">Volg</text:span></text:span><text:span text:style-name="Strong_20_Emphasis"><text:span text:style-name="T17"> de stappen in </text:span></text:span><text:span text:style-name="Strong_20_Emphasis"><text:span text:style-name="T18">Checklist</text:span></text:span><text:span text:style-name="Strong_20_Emphasis"><text:span text:style-name="T23"> </text:span></text:span><text:span text:style-name="Strong_20_Emphasis"><text:span text:style-name="T18">installatie</text:span></text:span><text:span text:style-name="Strong_20_Emphasis"><text:span text:style-name="T23"> </text:span></text:span><text:span text:style-name="Strong_20_Emphasis"><text:span text:style-name="T18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18"><text:reference-ref text:reference-format="text" text:ref-name="Editie">desktop</text:reference-ref></text:span></text:span><text:span text:style-name="Strong_20_Emphasis"><text:span text:style-name="T18">.</text:span></text:span></text:p>
          </table:table-cell>
        </table:table-row>
      </table:table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9"/>
          </table:table-cell>
          <table:table-cell table:style-name="Tabel1.A1" office:value-type="string">
            <text:p text:style-name="P26"/>
          </table:table-cell>
        </table:table-row>
        <table:table-row table:style-name="Tabel1.1">
          <table:table-cell table:style-name="Tabel1.A1" office:value-type="string">
            <text:p text:style-name="P39"><text:span text:style-name="Strong_20_Emphasis"><text:span text:style-name="T15"><text:s/></text:span></text:span><text:span text:style-name="Strong_20_Emphasis"><text:span text:style-name="T45"><draw:control text:anchor-type="as-char" draw:z-index="8" draw:name="Vorm8_0" draw:style-name="gr1" draw:text-style-name="P51" svg:width="0.35cm" svg:height="0.35cm" draw:control="control9"/></text:span></text:span></text:p>
          </table:table-cell>
          <table:table-cell table:style-name="Tabel1.A1" office:value-type="string">
            <text:p text:style-name="P26"><text:span text:style-name="T33">Installeer extra stuurprogramma's </text:span><text:span text:style-name="Strong_20_Emphasis"><text:span text:style-name="T25">via </text:span></text:span><text:span text:style-name="Strong_20_Emphasis"><text:span text:style-name="T20">een klik op </text:span></text:span><text:span text:style-name="Strong_20_Emphasis"><text:span text:style-name="T26">de </text:span></text:span><text:span text:style-name="Strong_20_Emphasis"><text:span text:style-name="T65">Super</text:span></text:span><text:span text:style-name="Strong_20_Emphasis"><text:span text:style-name="T26">-toets, </text:span></text:span><text:span text:style-name="Strong_20_Emphasis"><text:span text:style-name="T27">t</text:span></text:span><text:span text:style-name="Strong_20_Emphasis"><text:span text:style-name="T28">yp </text:span></text:span><text:span text:style-name="Strong_20_Emphasis"><text:span text:style-name="T48">s</text:span></text:span><text:span text:style-name="Strong_20_Emphasis"><text:span text:style-name="T49">tuu</text:span></text:span><text:span text:style-name="Strong_20_Emphasis"><text:span text:style-name="T29"> </text:span></text:span><text:span text:style-name="Strong_20_Emphasis"><text:span text:style-name="T30">en </text:span></text:span><text:span text:style-name="Strong_20_Emphasis"><text:span text:style-name="T29">klik </text:span></text:span><text:span text:style-name="Strong_20_Emphasis"><text:span text:style-name="T31">op </text:span></text:span><text:span text:style-name="Strong_20_Emphasis"><text:span text:style-name="T25">het pictogram van</text:span></text:span><text:span text:style-name="Strong_20_Emphasis"><text:span text:style-name="T32"> </text:span></text:span><text:span text:style-name="Strong_20_Emphasis"><text:span text:style-name="T50">Ex</text:span></text:span><text:span text:style-name="Strong_20_Emphasis"><text:span text:style-name="T51">tra stuurprogramma's</text:span></text:span><text:span text:style-name="Strong_20_Emphasis"><text:span text:style-name="T20">.</text:span></text:span></text:p>
          </table:table-cell>
        </table:table-row>
        <table:table-row table:style-name="Tabel1.1">
          <table:table-cell table:style-name="Tabel1.A1" office:value-type="string">
            <text:p text:style-name="P39"><text:span text:style-name="Strong_20_Emphasis"><text:span text:style-name="T15"><text:s/></text:span></text:span><text:span text:style-name="Strong_20_Emphasis"><text:span text:style-name="T45"><draw:control text:anchor-type="as-char" draw:z-index="9" draw:name="Vorm10" draw:style-name="gr1" draw:text-style-name="P51" svg:width="0.35cm" svg:height="0.35cm" draw:control="control10"/></text:span></text:span></text:p>
          </table:table-cell>
          <table:table-cell table:style-name="Tabel1.A1" office:value-type="string">
            <text:p text:style-name="P26"><text:span text:style-name="T33">Selecteer </text:span><text:span text:style-name="T52">NVIDIA drive metapackage van nvidia-drive</text:span><text:span text:style-name="T53">r</text:span><text:span text:style-name="T52">-</text:span><text:span text:style-name="T54">&lt;</text:span><text:span text:style-name="T55">nnn</text:span><text:span text:style-name="T54">&gt;</text:span><text:span text:style-name="T52"> gebruiken (niet-vrij, getest)</text:span><text:span text:style-name="T33"> en klik op </text:span><text:span text:style-name="T52">Wijzigingen doorvoeren</text:span><text:span text:style-name="T33">.</text:span></text:p>
          </table:table-cell>
        </table:table-row>
      </table:table>
      <text:p text:style-name="P22"/>
      <text:p text:style-name="P22"/>
      <text:list xml:id="list104521317722430" text:continue-numbering="true" text:style-name="L2">
        <text:list-item>
          <text:p text:style-name="P42"><text:span text:style-name="T113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186852350496">
          <table:table-cell table:style-name="_34_._5f_Gebruiker_5f_inrichten.A1" office:value-type="string">
            <text:p text:style-name="P31"><text:span text:style-name="Strong_20_Emphasis"><text:span text:style-name="T34"><text:s/></text:span></text:span><text:span text:style-name="Strong_20_Emphasis"><text:span text:style-name="T46"><draw:control text:anchor-type="as-char" draw:z-index="0" draw:name="Vorm4" draw:style-name="gr1" draw:text-style-name="P51" svg:width="0.35cm" svg:height="0.35cm" draw:control="control1"/></text:span></text:span></text:p>
          </table:table-cell>
          <table:table-cell table:style-name="_34_._5f_Gebruiker_5f_inrichten.A1" office:value-type="string">
            <text:p text:style-name="P7"><text:span text:style-name="T111">Volg de stappen in </text:span><text:span text:style-name="Strong_20_Emphasis"><text:span text:style-name="T94">Checklist</text:span></text:span><text:span text:style-name="Strong_20_Emphasis"><text:span text:style-name="T95"> </text:span></text:span><text:span text:style-name="Strong_20_Emphasis"><text:span text:style-name="T94">installatie</text:span></text:span><text:span text:style-name="Strong_20_Emphasis"><text:span text:style-name="T95"> </text:span></text:span><text:span text:style-name="Strong_20_Emphasis"><text:span text:style-name="T94"><text:reference-ref text:reference-format="text" text:ref-name="Distributie">Ubuntu</text:reference-ref></text:span></text:span><text:span text:style-name="Strong_20_Emphasis"><text:span text:style-name="T95"><text:s/></text:span></text:span><text:span text:style-name="Strong_20_Emphasis"><text:span text:style-name="T94"><text:reference-ref text:reference-format="text" text:ref-name="Versie">20.04</text:reference-ref></text:span></text:span><text:span text:style-name="Strong_20_Emphasis"><text:span text:style-name="T95"><text:s/></text:span></text:span><text:span text:style-name="Strong_20_Emphasis"><text:span text:style-name="T94"><text:reference-ref text:reference-format="text" text:ref-name="Editie">desktop</text:reference-ref></text:span></text:span><text:span text:style-name="T111">.</text:span></text:p>
          </table:table-cell>
        </table:table-row>
        <table:table-row table:style-name="TableLine94186852408560">
          <table:table-cell table:style-name="_34_._5f_Gebruiker_5f_inrichten.A1" office:value-type="string">
            <text:p text:style-name="P32"><text:span text:style-name="Strong_20_Emphasis"><text:span text:style-name="T34"><text:s/></text:span></text:span><text:span text:style-name="Strong_20_Emphasis"><text:span text:style-name="T46"><draw:control text:anchor-type="as-char" draw:z-index="1" draw:name="Vorm5" draw:style-name="gr1" draw:text-style-name="P51" svg:width="0.35cm" svg:height="0.35cm" draw:control="control2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66">Stel </text:span></text:span><text:span text:style-name="Strong_20_Emphasis"><text:span text:style-name="T67">a</text:span></text:span><text:span text:style-name="Strong_20_Emphasis"><text:span text:style-name="T66">utomatisch aanmelden in </text:span></text:span><text:span text:style-name="Strong_20_Emphasis"><text:span text:style-name="T35">via </text:span></text:span><text:span text:style-name="Strong_20_Emphasis"><text:span text:style-name="T36">een klik op </text:span></text:span><text:span text:style-name="Strong_20_Emphasis"><text:span text:style-name="T37">de </text:span></text:span><text:span text:style-name="Strong_20_Emphasis"><text:span text:style-name="T64">Super</text:span></text:span><text:span text:style-name="Strong_20_Emphasis"><text:span text:style-name="T37">-toets, </text:span></text:span><text:span text:style-name="Strong_20_Emphasis"><text:span text:style-name="T38">t</text:span></text:span><text:span text:style-name="Strong_20_Emphasis"><text:span text:style-name="T40">yp </text:span></text:span><text:span text:style-name="Strong_20_Emphasis"><text:span text:style-name="T47">gebr</text:span></text:span><text:span text:style-name="Strong_20_Emphasis"><text:span text:style-name="T41"> </text:span></text:span><text:span text:style-name="Strong_20_Emphasis"><text:span text:style-name="T42">e</text:span></text:span><text:span text:style-name="Strong_20_Emphasis"><text:span text:style-name="T35">n </text:span></text:span><text:span text:style-name="Strong_20_Emphasis"><text:span text:style-name="T43">k</text:span></text:span><text:span text:style-name="Strong_20_Emphasis"><text:span text:style-name="T42">lik </text:span></text:span><text:span text:style-name="Strong_20_Emphasis"><text:span text:style-name="T39">naast </text:span></text:span><text:span text:style-name="Strong_20_Emphasis"><text:span text:style-name="T47">Instellingen</text:span></text:span><text:span text:style-name="Strong_20_Emphasis"><text:span text:style-name="T39"> op </text:span></text:span><text:span text:style-name="Strong_20_Emphasis"><text:span text:style-name="T47">Gebruikers</text:span></text:span><text:span text:style-name="Strong_20_Emphasis"><text:span text:style-name="T39">.</text:span></text:span></text:p>
          </table:table-cell>
        </table:table-row>
        <table:table-row table:style-name="TableLine94186852409040">
          <table:table-cell table:style-name="_34_._5f_Gebruiker_5f_inrichten.A1" office:value-type="string">
            <text:p text:style-name="P32"><text:span text:style-name="Strong_20_Emphasis"><text:span text:style-name="T34"><text:s/></text:span></text:span><text:span text:style-name="Strong_20_Emphasis"><text:span text:style-name="T46"><draw:control text:anchor-type="as-char" draw:z-index="2" draw:name="Vorm7" draw:style-name="gr1" draw:text-style-name="P51" svg:width="0.35cm" svg:height="0.35cm" draw:control="control3"/></text:span></text:span></text:p>
          </table:table-cell>
          <table:table-cell table:style-name="_34_._5f_Gebruiker_5f_inrichten.A1" office:value-type="string">
            <text:p text:style-name="P8">Klik op <text:span text:style-name="T113">Ontgrendelen</text:span>.</text:p>
          </table:table-cell>
        </table:table-row>
        <table:table-row table:style-name="TableLine94186852409632">
          <table:table-cell table:style-name="_34_._5f_Gebruiker_5f_inrichten.A1" office:value-type="string">
            <text:p text:style-name="P32"><text:span text:style-name="Strong_20_Emphasis"><text:span text:style-name="T34"><text:s/></text:span></text:span><text:span text:style-name="Strong_20_Emphasis"><text:span text:style-name="T46"><draw:control text:anchor-type="as-char" draw:z-index="3" draw:name="Vorm8" draw:style-name="gr1" draw:text-style-name="P51" svg:width="0.35cm" svg:height="0.35cm" draw:control="control4"/></text:span></text:span></text:p>
          </table:table-cell>
          <table:table-cell table:style-name="_34_._5f_Gebruiker_5f_inrichten.A1" office:value-type="string">
            <text:p text:style-name="P8">Zet schuifje achter <text:span text:style-name="T113">Automatisch </text:span><text:span text:style-name="T114">aanmelden</text:span> aan.</text:p>
          </table:table-cell>
        </table:table-row>
        <table:table-row table:style-name="TableLine94186852410224">
          <table:table-cell table:style-name="_34_._5f_Gebruiker_5f_inrichten.A1" office:value-type="string">
            <text:p text:style-name="P32"><text:span text:style-name="Strong_20_Emphasis"><text:span text:style-name="T34"><text:s/></text:span></text:span><text:span text:style-name="Strong_20_Emphasis"><text:span text:style-name="T46"><draw:control text:anchor-type="as-char" draw:z-index="4" draw:name="Vorm9" draw:style-name="gr1" draw:text-style-name="P51" svg:width="0.35cm" svg:height="0.35cm" draw:control="control5"/></text:span></text:span></text:p>
          </table:table-cell>
          <table:table-cell table:style-name="_34_._5f_Gebruiker_5f_inrichten.A1" office:value-type="string">
            <text:p text:style-name="P8">Sluit <text:span text:style-name="T113">Gebruikers</text:span> af.</text:p>
          </table:table-cell>
        </table:table-row>
      </table:table>
      <text:p text:style-name="P14"/>
      <text:p text:style-name="P15"/>
      <text:p text:style-name="P16"><text:span text:style-name="T97">E</text:span><text:span text:style-name="T98">inde c</text:span><text:span text:style-name="T96">hecklist, </text:span><text:span text:style-name="T99">d</text:span><text:span text:style-name="T96">e</text:span><text:span text:style-name="T108"> installatie van </text:span><text:span text:style-name="T108"><text:reference-ref text:reference-format="text" text:ref-name="Distributie">Ubuntu</text:reference-ref></text:span><text:span text:style-name="T108"><text:s/></text:span><text:span text:style-name="T109"><text:reference-ref text:reference-format="text" text:ref-name="Versie">20.04</text:reference-ref></text:span><text:span text:style-name="T100"><text:s/></text:span><text:span text:style-name="T101">LTS</text:span><text:span text:style-name="T96"> </text:span><text:span text:style-name="T108"><text:reference-ref text:reference-format="text" text:ref-name="Editie">desktop</text:reference-ref></text:span><text:span text:style-name="T108"><text:s/></text:span><text:span text:style-name="T110">op </text:span><text:span text:style-name="T110"><text:reference-ref text:reference-format="text" text:ref-name="Computernaam">pc01</text:reference-ref></text:span><text:span text:style-name="T110"><text:s/></text:span><text:span text:style-name="T108">is voltooid.</text:span></text:p>
      <text:p text:style-name="P13"/>
      <text:p text:style-name="P21"><text:span text:style-name="T44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1</text:file-name><text:tab/><text:date style:data-style-name="N36" text:date-value="2022-02-11T10:45:20.527425664">11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1T10:45:20.435919537</dc:date>
    <meta:keyword>Installatie</meta:keyword>
    <meta:keyword>Checklist</meta:keyword>
    <meta:keyword>Linux</meta:keyword>
    <meta:editing-cycles>3064</meta:editing-cycles>
    <meta:editing-duration>P7DT14H2M51S</meta:editing-duration>
    <dc:creator>Karel Zimmer</dc:creator>
    <meta:document-statistic meta:table-count="5" meta:image-count="0" meta:object-count="0" meta:page-count="2" meta:paragraph-count="48" meta:word-count="316" meta:character-count="2109" meta:non-whitespace-character-count="1815"/>
    <meta:user-defined meta:name="Info 1"/>
    <meta:user-defined meta:name="Info 2"/>
    <meta:user-defined meta:name="Info 3"/>
    <meta:user-defined meta:name="Info 4"/>
  </office:meta>
</office:document-meta>
</file>